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14pt" fo:language="es" fo:country="AR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language="es" fo:country="AR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size="18pt" fo:language="es" fo:country="AR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fo:font-size="18pt" fo:language="es" fo:country="AR" fo:font-weight="bold" officeooo:rsid="001b8982" officeooo:paragraph-rsid="001b8982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fo:font-size="10pt" fo:language="es" fo:country="AR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fo:language="es" fo:country="AR"/>
    </style:style>
    <style:style style:name="P7" style:family="paragraph" style:parent-style-name="Standard">
      <style:paragraph-properties fo:margin-top="0in" fo:margin-bottom="0in" loext:contextual-spacing="false"/>
      <style:text-properties fo:language="es" fo:country="AR" fo:background-color="#a4c2f4"/>
    </style:style>
    <style:style style:name="P8" style:family="paragraph" style:parent-style-name="Standard">
      <style:paragraph-properties fo:margin-top="0in" fo:margin-bottom="0in" loext:contextual-spacing="false"/>
      <style:text-properties fo:language="es" fo:country="AR" fo:font-weight="bold" style:font-weight-asian="bold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language="es" fo:country="AR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/>
      <style:text-properties fo:font-size="18pt" fo:language="es" fo:country="AR" fo:font-weight="bold" officeooo:rsid="001b8982" officeooo:paragraph-rsid="001b8982" style:font-size-asian="18pt" style:font-weight-asian="bold" style:font-size-complex="18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language="es" fo:country="AR" fo:font-weight="bold" officeooo:rsid="001b8982" officeooo:paragraph-rsid="001b8982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fo:language="es" fo:country="AR" fo:font-weight="bold" officeooo:rsid="0021da8d" officeooo:paragraph-rsid="0021da8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language="es" fo:country="AR" fo:font-weight="bold" officeooo:rsid="0021da8d" officeooo:paragraph-rsid="0023afbf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language="es" fo:country="AR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style:font-weight-asian="bold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style:font-weight-asian="bold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officeooo:paragraph-rsid="001e443a" style:font-weight-asian="bold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language="es" fo:country="AR" fo:font-weight="bold" officeooo:rsid="0023afbf" officeooo:paragraph-rsid="0023afbf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b8982"/>
    </style:style>
    <style:style style:name="T3" style:family="text">
      <style:text-properties officeooo:rsid="0021955f"/>
    </style:style>
    <style:style style:name="T4" style:family="text">
      <style:text-properties officeooo:rsid="00225d8b"/>
    </style:style>
    <style:style style:name="T5" style:family="text">
      <style:text-properties officeooo:rsid="0023af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urso de Diseño de PCBs - CESE</text:p>
      <text:p text:style-name="P2">Hoja de presentación de proyecto</text:p>
      <text:p text:style-name="P6"/>
      <text:p text:style-name="P6"><text:span text:style-name="T1">Nombre corto del proyecto:</text:span> </text:p>
      <text:p text:style-name="P4">CIAABOT - G1</text:p>
      <text:p text:style-name="P6"/>
      <text:p text:style-name="P7">Autor:</text:p>
      <text:p text:style-name="P4">Leandro Lanzieri Rodríguez</text:p>
      <text:p text:style-name="P3"/>
      <text:p text:style-name="P7">Fecha de este documento::</text:p>
      <text:p text:style-name="P3"/>
      <text:p text:style-name="P3"><text:span text:style-name="T2">9</text:span> <text:span text:style-name="T2">Mayo </text:span>de 201<text:span text:style-name="T2">7</text:span></text:p>
      <text:p text:style-name="P7"/>
      <text:p text:style-name="P7">Licencia:</text:p>
      <text:p text:style-name="P1">BSD</text:p>
      <text:p text:style-name="P6"/>
      <text:p text:style-name="P7">Repositorio de trabajo:</text:p>
      <text:p text:style-name="P4">https://github.com/leandrolanzieri/ciaabot-g1-poncho.git</text:p>
      <text:p text:style-name="P7">Descripción:</text:p>
      <text:p text:style-name="P11">Este circuito <text:span text:style-name="T3">es un poncho para la placa EDU-CIAA-NXP que</text:span> presenta los drivers de motores y conexiones a los sensores para el modelo G1 del proyecto CIAABOT. <text:span text:style-name="T5">Se conectará a ambos conectores de la placa siguiendo el modelo del ‘poncho grande’, teniendo disponibles todos los puntos de fijación.</text:span></text:p>
      <text:p text:style-name="P12"/>
      <text:p text:style-name="P13">Deberá contar con <text:span text:style-name="T4">conectores para dos</text:span> drivers de motores paso a paso A4988, dos servomotores, <text:span text:style-name="T4">batería, alimentación externa de la placa </text:span>y <text:span text:style-name="T4">cinco sensores infrarrojos. </text:span></text:p>
      <text:p text:style-name="P13"/>
      <text:p text:style-name="P13"><text:span text:style-name="T4">Se utilizará una fuente switching para elevar la tensión de la batería para la alimentación de los motores (12 V) y para alimentar el resto de la placa. Los componentes a utilizar serán mixtos (SMD y Through-Hole), y la placa será de doble faz.</text:span></text:p>
      <text:p text:style-name="P5"/>
      <text:p text:style-name="P7">Requisitos del profesor:</text:p>
      <text:p text:style-name="P8">Requisitos comunes a todos: </text:p>
      <text:list xml:id="list5410328321473085328" text:style-name="WWNum2">
        <text:list-item>
          <text:p text:style-name="P15">Licencia abierta (se tiene que poder publicar los archivos KiCad y la funcionalidad del circuito).</text:p>
        </text:list-item>
        <text:list-item>
          <text:p text:style-name="P15">Utilizar Kicad 4.0.x. </text:p>
        </text:list-item>
        <text:list-item>
          <text:p text:style-name="P15"><text:soft-page-break/>Consolidar toda la documentación en forma organizada dentro del directorio de proyecto de KiCad.</text:p>
        </text:list-item>
        <text:list-item>
          <text:p text:style-name="P15">Aplicar una licencia o aclarar el Copyright.</text:p>
        </text:list-item>
        <text:list-item>
          <text:p text:style-name="P15">Considerar en cada caso, los aspectos vistos referente a documentación.</text:p>
        </text:list-item>
        <text:list-item>
          <text:p text:style-name="P15">Realizar diseño jerárquico.</text:p>
        </text:list-item>
        <text:list-item>
          <text:p text:style-name="P15">Siempre que sea posible, considerar para los diseños componentes que se consigan en el mercado local.</text:p>
        </text:list-item>
        <text:list-item>
          <text:p text:style-name="P15">Se utilizará como proveedor de referencia a Mayer (para las reglas de diseño). </text:p>
        </text:list-item>
        <text:list-item>
          <text:p text:style-name="P15">Indicar que tipo/calidad de placa se considera para el diseño, intentando siempre que sea posible, seleccionar la de menor costo. </text:p>
        </text:list-item>
        <text:list-item>
          <text:p text:style-name="P18">Diseño doble faz.</text:p>
        </text:list-item>
      </text:list>
      <text:p text:style-name="P8"/>
      <text:p text:style-name="P6"><text:span text:style-name="T1">Tareas y Alcance:</text:span></text:p>
      <text:list xml:id="list6805972742036466793" text:style-name="WWNum1">
        <text:list-item>
          <text:p text:style-name="P16">Búsqueda de esquemáticos de referencia.</text:p>
        </text:list-item>
        <text:list-item>
          <text:p text:style-name="P16">Adaptaciones de esquemático.</text:p>
        </text:list-item>
        <text:list-item>
          <text:p text:style-name="P16">Ingreso de esquemático a Kicad.</text:p>
        </text:list-item>
        <text:list-item>
          <text:p text:style-name="P16">Revisión del esquemático por un tercero.</text:p>
        </text:list-item>
        <text:list-item>
          <text:p text:style-name="P16">Cálculo de presupuesto y proveedores de componentes.</text:p>
        </text:list-item>
        <text:list-item>
          <text:p text:style-name="P16">Selección de footprints.</text:p>
        </text:list-item>
        <text:list-item>
          <text:p text:style-name="P16">Ubicación de componentes.</text:p>
        </text:list-item>
        <text:list-item>
          <text:p text:style-name="P16">Ruteo.</text:p>
        </text:list-item>
        <text:list-item>
          <text:p text:style-name="P17">Generación de Gerber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5-11T18:29:32.132857315</dc:date>
    <meta:editing-duration>PT17M28S</meta:editing-duration>
    <meta:editing-cycles>6</meta:editing-cycles>
    <meta:document-statistic meta:table-count="0" meta:image-count="0" meta:object-count="0" meta:page-count="2" meta:paragraph-count="38" meta:word-count="324" meta:character-count="2038" meta:non-whitespace-character-count="1765"/>
  </office:meta>
</office:document-meta>
</file>